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言い訳">
            <text:p>言い訳</text:p>
          </table:table-cell>
          <table:table-cell office:value-type="string" office:value="いいわけ">
            <text:p>いいわけ</text:p>
          </table:table-cell>
          <table:table-cell office:value-type="string" office:value="excuse">
            <text:p>exc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は言い訳が多すぎます。">
            <text:p>あなたは言い訳が多すぎます。</text:p>
          </table:table-cell>
          <table:table-cell office:value-type="string" office:value="あなた は いいわけ が おお すぎます。">
            <text:p>あなた は いいわけ が おお すぎます。</text:p>
          </table:table-cell>
          <table:table-cell office:value-type="string" office:value="You give too many excuses.">
            <text:p>You give too many exc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ミュージック">
            <text:p>ミュージック</text:p>
          </table:table-cell>
          <table:table-cell office:value-type="string" office:value="ミュージック">
            <text:p>ミュージック</text:p>
          </table:table-cell>
          <table:table-cell office:value-type="string" office:value="music (loan word)">
            <text:p>music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ソウルミュージックをよく聞くの。">
            <text:p>彼はソウルミュージックをよく聞くの。</text:p>
          </table:table-cell>
          <table:table-cell office:value-type="string" office:value="かれ は ソウル ミュージック を よく きく の。">
            <text:p>かれ は ソウル ミュージック を よく きく の。</text:p>
          </table:table-cell>
          <table:table-cell office:value-type="string" office:value="He often listens to soul music.">
            <text:p>He often listens to sou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青春">
            <text:p>青春</text:p>
          </table:table-cell>
          <table:table-cell office:value-type="string" office:value="せいしゅん">
            <text:p>せいしゅん</text:p>
          </table:table-cell>
          <table:table-cell office:value-type="string" office:value="blossom of youth, adolescence">
            <text:p>blossom of youth, adolesc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を聞くと青春の頃を思い出します。">
            <text:p>この曲を聞くと青春の頃を思い出します。</text:p>
          </table:table-cell>
          <table:table-cell office:value-type="string" office:value="この きょく を きく と せいしゅん の ころ を おもいだします。">
            <text:p>この きょく を きく と せいしゅん の ころ を おもいだします。</text:p>
          </table:table-cell>
          <table:table-cell office:value-type="string" office:value="This song reminds me of my youth.">
            <text:p>This song reminds me of my y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っさり">
            <text:p>あっさり</text:p>
          </table:table-cell>
          <table:table-cell office:value-type="string" office:value="あっさり">
            <text:p>あっさり</text:p>
          </table:table-cell>
          <table:table-cell office:value-type="string" office:value="bluntly, easily">
            <text:p>bluntly, eas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うあっさり言わないで。">
            <text:p>そうあっさり言わないで。</text:p>
          </table:table-cell>
          <table:table-cell office:value-type="string" office:value="そう あっさり いわない で。">
            <text:p>そう あっさり いわない で。</text:p>
          </table:table-cell>
          <table:table-cell office:value-type="string" office:value="Don't say it so bluntly.">
            <text:p>Don't say it so blu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焦る">
            <text:p>焦る</text:p>
          </table:table-cell>
          <table:table-cell office:value-type="string" office:value="あせる">
            <text:p>あせる</text:p>
          </table:table-cell>
          <table:table-cell office:value-type="string" office:value="feel pressured, feel hurried">
            <text:p>feel pressured, feel hurri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をそんなに焦っているのですか。">
            <text:p>何をそんなに焦っているのですか。</text:p>
          </table:table-cell>
          <table:table-cell office:value-type="string" office:value="なに を そんな に あせって いる の です か。">
            <text:p>なに を そんな に あせって いる の です か。</text:p>
          </table:table-cell>
          <table:table-cell office:value-type="string" office:value="Why are you in such a hurry?">
            <text:p>Why are you in such a hur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柔軟">
            <text:p>柔軟</text:p>
          </table:table-cell>
          <table:table-cell office:value-type="string" office:value="じゅうなん">
            <text:p>じゅうなん</text:p>
          </table:table-cell>
          <table:table-cell office:value-type="string" office:value="pliable, flexible">
            <text:p>pliable, flex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柔軟に対応をした。">
            <text:p>彼は柔軟に対応をした。</text:p>
          </table:table-cell>
          <table:table-cell office:value-type="string" office:value="かれ は じゅうなん に たいおう を した。">
            <text:p>かれ は じゅうなん に たいおう を した。</text:p>
          </table:table-cell>
          <table:table-cell office:value-type="string" office:value="He gave a flexible response.">
            <text:p>He gave a flexible respo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タレント">
            <text:p>タレント</text:p>
          </table:table-cell>
          <table:table-cell office:value-type="string" office:value="タレント">
            <text:p>タレント</text:p>
          </table:table-cell>
          <table:table-cell office:value-type="string" office:value="celebrity, TV personality">
            <text:p>celebrity, TV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タレントなのでよくテレビに出ています。">
            <text:p>彼はタレントなのでよくテレビに出ています。</text:p>
          </table:table-cell>
          <table:table-cell office:value-type="string" office:value="かれ は タレント なので よく テレビ に でて います。">
            <text:p>かれ は タレント なので よく テレビ に でて います。</text:p>
          </table:table-cell>
          <table:table-cell office:value-type="string" office:value="He's a celebrity, so he often appears on TV.">
            <text:p>He's a celebrity, so he often appears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うにか">
            <text:p>どうにか</text:p>
          </table:table-cell>
          <table:table-cell office:value-type="string" office:value="どうにか">
            <text:p>どうにか</text:p>
          </table:table-cell>
          <table:table-cell office:value-type="string" office:value="somehow">
            <text:p>someh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にか締め切りに間に合った。">
            <text:p>どうにか締め切りに間に合った。</text:p>
          </table:table-cell>
          <table:table-cell office:value-type="string" office:value="どうにか しめきり に まにあった。">
            <text:p>どうにか しめきり に まにあった。</text:p>
          </table:table-cell>
          <table:table-cell office:value-type="string" office:value="I somehow managed to meet the deadline.">
            <text:p>I somehow managed to meet the dead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ンテスト">
            <text:p>コンテスト</text:p>
          </table:table-cell>
          <table:table-cell office:value-type="string" office:value="コンテスト">
            <text:p>コンテスト</text:p>
          </table:table-cell>
          <table:table-cell office:value-type="string" office:value="contest, competition">
            <text:p>contest, compet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コンテストに優勝すると車がもらえるんだ。">
            <text:p>このコンテストに優勝すると車がもらえるんだ。</text:p>
          </table:table-cell>
          <table:table-cell office:value-type="string" office:value="この コンテスト に ゆうしょう する と くるま が もらえる ん だ。">
            <text:p>この コンテスト に ゆうしょう する と くるま が もらえる ん だ。</text:p>
          </table:table-cell>
          <table:table-cell office:value-type="string" office:value="If you win this contest, you'll get a car.">
            <text:p>If you win this contest, you'll get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てる">
            <text:p>もてる</text:p>
          </table:table-cell>
          <table:table-cell office:value-type="string" office:value="もてる">
            <text:p>もてる</text:p>
          </table:table-cell>
          <table:table-cell office:value-type="string" office:value="be popular (esp. with the opposite sex)">
            <text:p>be popular (esp. with the opposite sex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常にもてるね。">
            <text:p>彼は非常にもてるね。</text:p>
          </table:table-cell>
          <table:table-cell office:value-type="string" office:value="かれ は ひじょう に もてる ね。">
            <text:p>かれ は ひじょう に もてる ね。</text:p>
          </table:table-cell>
          <table:table-cell office:value-type="string" office:value="He's very popular.">
            <text:p>He's very popu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デザート">
            <text:p>デザート</text:p>
          </table:table-cell>
          <table:table-cell office:value-type="string" office:value="デザート">
            <text:p>デザート</text:p>
          </table:table-cell>
          <table:table-cell office:value-type="string" office:value="dessert">
            <text:p>desse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デザートにケーキを食べました。">
            <text:p>デザートにケーキを食べました。</text:p>
          </table:table-cell>
          <table:table-cell office:value-type="string" office:value="デザート に ケーキ を たべました。">
            <text:p>デザート に ケーキ を たべました。</text:p>
          </table:table-cell>
          <table:table-cell office:value-type="string" office:value="I had cake for dessert.">
            <text:p>I had cake for dessert.</text:p>
          </table:table-cell>
          <table:table-cell office:value-type="string" office:value="デザートに果物を食べましょう。">
            <text:p>デザートに果物を食べましょう。</text:p>
          </table:table-cell>
          <table:table-cell office:value-type="string" office:value="デザート に くだもの を たべましょう。">
            <text:p>デザート に くだもの を たべましょう。</text:p>
          </table:table-cell>
          <table:table-cell office:value-type="string" office:value="Let's have some fruit for dessert.">
            <text:p>Let's have some fruit for dessert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</table:table-row>
        <table:table-row>
          <table:table-cell office:value-type="string" office:value="クイズ">
            <text:p>クイズ</text:p>
          </table:table-cell>
          <table:table-cell office:value-type="string" office:value="クイズ">
            <text:p>クイズ</text:p>
          </table:table-cell>
          <table:table-cell office:value-type="string" office:value="quiz, quiz show">
            <text:p>quiz, quiz sh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イズ番組を見るのが好きです。">
            <text:p>クイズ番組を見るのが好きです。</text:p>
          </table:table-cell>
          <table:table-cell office:value-type="string" office:value="クイズ ばんぐみ を みる の が すき です。">
            <text:p>クイズ ばんぐみ を みる の が すき です。</text:p>
          </table:table-cell>
          <table:table-cell office:value-type="string" office:value="I like to watch quiz shows.">
            <text:p>I like to watch quiz sh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">
            <text:p>24</text:p>
          </table:table-cell>
          <table:table-cell office:value-type="string" office:value="25">
            <text:p>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毒">
            <text:p>中毒</text:p>
          </table:table-cell>
          <table:table-cell office:value-type="string" office:value="ちゅうどく">
            <text:p>ちゅうどく</text:p>
          </table:table-cell>
          <table:table-cell office:value-type="string" office:value="poisoning, addiction">
            <text:p>poisoning, ad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ホテルで食中毒が発生したんだ。">
            <text:p>そのホテルで食中毒が発生したんだ。</text:p>
          </table:table-cell>
          <table:table-cell office:value-type="string" office:value="その ホテル で しょくちゅうどく が はっせい した ん だ。">
            <text:p>その ホテル で しょくちゅうどく が はっせい した ん だ。</text:p>
          </table:table-cell>
          <table:table-cell office:value-type="string" office:value="Food poisoning broke out at the hotel.">
            <text:p>Food poisoning broke out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ムード">
            <text:p>ムード</text:p>
          </table:table-cell>
          <table:table-cell office:value-type="string" office:value="ムード">
            <text:p>ムード</text:p>
          </table:table-cell>
          <table:table-cell office:value-type="string" office:value="mood">
            <text:p>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を暗くしてムードを出してみたよ。">
            <text:p>部屋を暗くしてムードを出してみたよ。</text:p>
          </table:table-cell>
          <table:table-cell office:value-type="string" office:value="へや を くらく して ムード を だして みた よ。">
            <text:p>へや を くらく して ムード を だして みた よ。</text:p>
          </table:table-cell>
          <table:table-cell office:value-type="string" office:value="I darkened the room to set the mood.">
            <text:p>I darkened the room to set the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情">
            <text:p>同情</text:p>
          </table:table-cell>
          <table:table-cell office:value-type="string" office:value="どうじょう">
            <text:p>どうじょう</text:p>
          </table:table-cell>
          <table:table-cell office:value-type="string" office:value="sympathy, compassion">
            <text:p>sympathy, compa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人は私に同情してくれたよ。">
            <text:p>友人は私に同情してくれたよ。</text:p>
          </table:table-cell>
          <table:table-cell office:value-type="string" office:value="ゆうじん は わたし に どうじょう して くれた よ。">
            <text:p>ゆうじん は わたし に どうじょう して くれた よ。</text:p>
          </table:table-cell>
          <table:table-cell office:value-type="string" office:value="My friend sympathized with me.">
            <text:p>My friend sympathized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31">
            <text:p>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歴">
            <text:p>学歴</text:p>
          </table:table-cell>
          <table:table-cell office:value-type="string" office:value="がくれき">
            <text:p>がくれき</text:p>
          </table:table-cell>
          <table:table-cell office:value-type="string" office:value="educational background">
            <text:p>educational back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職は大卒の学歴が必要だ。">
            <text:p>その職は大卒の学歴が必要だ。</text:p>
          </table:table-cell>
          <table:table-cell office:value-type="string" office:value="その しょく は だいそつ の がくれき が ひつよう だ。">
            <text:p>その しょく は だいそつ の がくれき が ひつよう だ。</text:p>
          </table:table-cell>
          <table:table-cell office:value-type="string" office:value="That job requires a college diploma.">
            <text:p>That job requires a college diplo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好調">
            <text:p>好調</text:p>
          </table:table-cell>
          <table:table-cell office:value-type="string" office:value="こうちょう">
            <text:p>こうちょう</text:p>
          </table:table-cell>
          <table:table-cell office:value-type="string" office:value="good condition">
            <text:p>good conditio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月はエアコンの売り上げが好調です。">
            <text:p>今月はエアコンの売り上げが好調です。</text:p>
          </table:table-cell>
          <table:table-cell office:value-type="string" office:value="こんげつ は エアコン の うりあげ が こうちょう です。">
            <text:p>こんげつ は エアコン の うりあげ が こうちょう です。</text:p>
          </table:table-cell>
          <table:table-cell office:value-type="string" office:value="Sales of air conditioners are good this month.">
            <text:p>Sales of air conditioners are good this month.</text:p>
          </table:table-cell>
          <table:table-cell office:value-type="string" office:value="その選手は今シーズンも好調だね。">
            <text:p>その選手は今シーズンも好調だね。</text:p>
          </table:table-cell>
          <table:table-cell office:value-type="string" office:value="その せんしゅ は こん シーズン も こうちょう だ ね。">
            <text:p>その せんしゅ は こん シーズン も こうちょう だ ね。</text:p>
          </table:table-cell>
          <table:table-cell office:value-type="string" office:value="That player is good this season as well.">
            <text:p>That player is good this season as well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アマチュア">
            <text:p>アマチュア</text:p>
          </table:table-cell>
          <table:table-cell office:value-type="string" office:value="アマチュア">
            <text:p>アマチュア</text:p>
          </table:table-cell>
          <table:table-cell office:value-type="string" office:value="amateur">
            <text:p>amate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マチュア音楽家です。">
            <text:p>彼はアマチュア音楽家です。</text:p>
          </table:table-cell>
          <table:table-cell office:value-type="string" office:value="かれ は アマチュア おんがく か です。">
            <text:p>かれ は アマチュア おんがく か です。</text:p>
          </table:table-cell>
          <table:table-cell office:value-type="string" office:value="He is an amateur musician.">
            <text:p>He is an amateur music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炒める">
            <text:p>炒める</text:p>
          </table:table-cell>
          <table:table-cell office:value-type="string" office:value="いためる">
            <text:p>いためる</text:p>
          </table:table-cell>
          <table:table-cell office:value-type="string" office:value="stir-fry">
            <text:p>stir-f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次に、野菜を炒めてください。">
            <text:p>次に、野菜を炒めてください。</text:p>
          </table:table-cell>
          <table:table-cell office:value-type="string" office:value="つぎ に、 やさい を いためて ください 。">
            <text:p>つぎ に、 やさい を いためて ください 。</text:p>
          </table:table-cell>
          <table:table-cell office:value-type="string" office:value="Next, stir-fry the vegetables.">
            <text:p>Next, stir-fry the vegetab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メラマン">
            <text:p>カメラマン</text:p>
          </table:table-cell>
          <table:table-cell office:value-type="string" office:value="カメラマン">
            <text:p>カメラマン</text:p>
          </table:table-cell>
          <table:table-cell office:value-type="string" office:value="photographer">
            <text:p>photograp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将来はプロのカメラマンになりたいです。">
            <text:p>将来はプロのカメラマンになりたいです。</text:p>
          </table:table-cell>
          <table:table-cell office:value-type="string" office:value="しょうらい は プロ の カメラマン に なりたい です。">
            <text:p>しょうらい は プロ の カメラマン に なりたい です。</text:p>
          </table:table-cell>
          <table:table-cell office:value-type="string" office:value="I want to be a professional photographer in the future.">
            <text:p>I want to be a professional photographer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問い合わせる">
            <text:p>問い合わせる</text:p>
          </table:table-cell>
          <table:table-cell office:value-type="string" office:value="といあわせる">
            <text:p>といあわせる</text:p>
          </table:table-cell>
          <table:table-cell office:value-type="string" office:value="inquire, ask for (information)">
            <text:p>inquire, ask for (informatio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保険会社に問い合わせます。">
            <text:p>保険会社に問い合わせます。</text:p>
          </table:table-cell>
          <table:table-cell office:value-type="string" office:value="ほけん がいしゃ に といあわせます。">
            <text:p>ほけん がいしゃ に といあわせます。</text:p>
          </table:table-cell>
          <table:table-cell office:value-type="string" office:value="I'll inquire with my insurance company.">
            <text:p>I'll inquire with my insuranc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ょっちゅう">
            <text:p>しょっちゅう</text:p>
          </table:table-cell>
          <table:table-cell office:value-type="string" office:value="しょっちゅう">
            <text:p>しょっちゅう</text:p>
          </table:table-cell>
          <table:table-cell office:value-type="string" office:value="frequently, repeatedly">
            <text:p>frequently, repea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しょっちゅう遅刻しているな。">
            <text:p>彼はしょっちゅう遅刻しているな。</text:p>
          </table:table-cell>
          <table:table-cell office:value-type="string" office:value="かれ は しょっちゅう ちこく して いる な。">
            <text:p>かれ は しょっちゅう ちこく して いる な。</text:p>
          </table:table-cell>
          <table:table-cell office:value-type="string" office:value="He is frequently late.">
            <text:p>He is frequently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ロープ">
            <text:p>ロープ</text:p>
          </table:table-cell>
          <table:table-cell office:value-type="string" office:value="ロープ">
            <text:p>ロープ</text:p>
          </table:table-cell>
          <table:table-cell office:value-type="string" office:value="rope (loan word)">
            <text:p>rop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ロープを使って崖を下りたんだ。">
            <text:p>ロープを使って崖を下りたんだ。</text:p>
          </table:table-cell>
          <table:table-cell office:value-type="string" office:value="ロープ を つかって がけ を おりた ん だ。">
            <text:p>ロープ を つかって がけ を おりた ん だ。</text:p>
          </table:table-cell>
          <table:table-cell office:value-type="string" office:value="I descended the cliff using a rope.">
            <text:p>I descended the cliff using a 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トライキ">
            <text:p>ストライキ</text:p>
          </table:table-cell>
          <table:table-cell office:value-type="string" office:value="ストライキ">
            <text:p>ストライキ</text:p>
          </table:table-cell>
          <table:table-cell office:value-type="string" office:value="strike">
            <text:p>stri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従業員は明日からストライキです。">
            <text:p>従業員は明日からストライキです。</text:p>
          </table:table-cell>
          <table:table-cell office:value-type="string" office:value="じゅうぎょう いん は あす から ストライキ です。">
            <text:p>じゅうぎょう いん は あす から ストライキ です。</text:p>
          </table:table-cell>
          <table:table-cell office:value-type="string" office:value="Employees will go on strike from tomorrow.">
            <text:p>Employees will go on strike fr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ンク">
            <text:p>パンク</text:p>
          </table:table-cell>
          <table:table-cell office:value-type="string" office:value="パンク">
            <text:p>パンク</text:p>
          </table:table-cell>
          <table:table-cell office:value-type="string" office:value="flat tire">
            <text:p>flat ti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転車のタイヤがパンクしました。">
            <text:p>自転車のタイヤがパンクしました。</text:p>
          </table:table-cell>
          <table:table-cell office:value-type="string" office:value="じてんしゃ の タイヤ が パンク しました。">
            <text:p>じてんしゃ の タイヤ が パンク しました。</text:p>
          </table:table-cell>
          <table:table-cell office:value-type="string" office:value="My bike got a flat tire.">
            <text:p>My bike got a flat t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マーシャル">
            <text:p>コマーシャル</text:p>
          </table:table-cell>
          <table:table-cell office:value-type="string" office:value="コマーシャル">
            <text:p>コマーシャル</text:p>
          </table:table-cell>
          <table:table-cell office:value-type="string" office:value="commercial, advertising">
            <text:p>commercial, adverti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テレビのコマーシャルに出ているわ。">
            <text:p>彼女はテレビのコマーシャルに出ているわ。</text:p>
          </table:table-cell>
          <table:table-cell office:value-type="string" office:value="かのじょ は テレビ の コマーシャル に でて いる わ。">
            <text:p>かのじょ は テレビ の コマーシャル に でて いる わ。</text:p>
          </table:table-cell>
          <table:table-cell office:value-type="string" office:value="She is on a TV commercial.">
            <text:p>She is on a TV commerci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チェンジ">
            <text:p>チェンジ</text:p>
          </table:table-cell>
          <table:table-cell office:value-type="string" office:value="チェンジ">
            <text:p>チェンジ</text:p>
          </table:table-cell>
          <table:table-cell office:value-type="string" office:value="change, exchange">
            <text:p>change, excha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坂道でギアーをチェンジしたよ。">
            <text:p>坂道でギアーをチェンジしたよ。</text:p>
          </table:table-cell>
          <table:table-cell office:value-type="string" office:value="さかみち で ギアー を チェンジ した よ。">
            <text:p>さかみち で ギアー を チェンジ した よ。</text:p>
          </table:table-cell>
          <table:table-cell office:value-type="string" office:value="I changed gear on the slope.">
            <text:p>I changed gear on the sl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待ち合わせ">
            <text:p>待ち合わせ</text:p>
          </table:table-cell>
          <table:table-cell office:value-type="string" office:value="まちあわせ">
            <text:p>まちあわせ</text:p>
          </table:table-cell>
          <table:table-cell office:value-type="string" office:value="meeting with someone, appointment">
            <text:p>meeting with someone, appoint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待ち合わせは11時です。">
            <text:p>明日の待ち合わせは11時です。</text:p>
          </table:table-cell>
          <table:table-cell office:value-type="string" office:value="あす の まちあわせ は 11 じ です。">
            <text:p>あす の まちあわせ は 11 じ です。</text:p>
          </table:table-cell>
          <table:table-cell office:value-type="string" office:value="Tomorrow we'll meet at 11 o'clock.">
            <text:p>Tomorrow we'll meet at 11 o'clock.</text:p>
          </table:table-cell>
          <table:table-cell office:value-type="string" office:value="待ち合わせは2時だと勘違いしていました。">
            <text:p>待ち合わせは2時だと勘違いしていました。</text:p>
          </table:table-cell>
          <table:table-cell office:value-type="string" office:value="まちあわせ は 2 じ だ と かんちがい して いました。">
            <text:p>まちあわせ は 2 じ だ と かんちがい して いました。</text:p>
          </table:table-cell>
          <table:table-cell office:value-type="string" office:value="I mistakenly thought the meeting was at two o'clock.">
            <text:p>I mistakenly thought the meeting was at two o'clock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</table:table-row>
        <table:table-row>
          <table:table-cell office:value-type="string" office:value="時差">
            <text:p>時差</text:p>
          </table:table-cell>
          <table:table-cell office:value-type="string" office:value="じさ">
            <text:p>じさ</text:p>
          </table:table-cell>
          <table:table-cell office:value-type="string" office:value="time difference">
            <text:p>time dif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とフランスの時差は8時間です。">
            <text:p>日本とフランスの時差は8時間です。</text:p>
          </table:table-cell>
          <table:table-cell office:value-type="string" office:value="にっぽん と フランス の じさ は 8 じかん です。">
            <text:p>にっぽん と フランス の じさ は 8 じかん です。</text:p>
          </table:table-cell>
          <table:table-cell office:value-type="string" office:value="The time difference between Japan and France is eight hours.">
            <text:p>The time difference between Japan and France is eight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義理">
            <text:p>義理</text:p>
          </table:table-cell>
          <table:table-cell office:value-type="string" office:value="ぎり">
            <text:p>ぎり</text:p>
          </table:table-cell>
          <table:table-cell office:value-type="string" office:value="sense of duty, obligation">
            <text:p>sense of duty,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義理を大切にしています。">
            <text:p>彼は義理を大切にしています。</text:p>
          </table:table-cell>
          <table:table-cell office:value-type="string" office:value="かれ は ぎり を たいせつ に して います。">
            <text:p>かれ は ぎり を たいせつ に して います。</text:p>
          </table:table-cell>
          <table:table-cell office:value-type="string" office:value="Having a sense of duty is important to him.">
            <text:p>Having a sense of duty is important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っと">
            <text:p>さっと</text:p>
          </table:table-cell>
          <table:table-cell office:value-type="string" office:value="さっと">
            <text:p>さっと</text:p>
          </table:table-cell>
          <table:table-cell office:value-type="string" office:value="quickly">
            <text:p>quick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ぼれた牛乳をさっと拭き取ったの。">
            <text:p>こぼれた牛乳をさっと拭き取ったの。</text:p>
          </table:table-cell>
          <table:table-cell office:value-type="string" office:value="こぼれた ぎゅうにゅう を さっと ふき とった の。">
            <text:p>こぼれた ぎゅうにゅう を さっと ふき とった の。</text:p>
          </table:table-cell>
          <table:table-cell office:value-type="string" office:value="I quickly wiped off the spilt milk.">
            <text:p>I quickly wiped off the spilt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左利き">
            <text:p>左利き</text:p>
          </table:table-cell>
          <table:table-cell office:value-type="string" office:value="ひだりきき">
            <text:p>ひだりきき</text:p>
          </table:table-cell>
          <table:table-cell office:value-type="string" office:value="left-handedness">
            <text:p>left-hande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息子は左利きです。">
            <text:p>私の息子は左利きです。</text:p>
          </table:table-cell>
          <table:table-cell office:value-type="string" office:value="わたし の むすこ は ひだりきき です。">
            <text:p>わたし の むすこ は ひだりきき です。</text:p>
          </table:table-cell>
          <table:table-cell office:value-type="string" office:value="My son is left-handed.">
            <text:p>My son is left-ha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サボる">
            <text:p>サボる</text:p>
          </table:table-cell>
          <table:table-cell office:value-type="string" office:value="サボル">
            <text:p>サボル</text:p>
          </table:table-cell>
          <table:table-cell office:value-type="string" office:value="slack off, ditch">
            <text:p>slack off, di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また仕事をサボっていますね。">
            <text:p>また仕事をサボっていますね。</text:p>
          </table:table-cell>
          <table:table-cell office:value-type="string" office:value="また しごと を サボって います ね。">
            <text:p>また しごと を サボって います ね。</text:p>
          </table:table-cell>
          <table:table-cell office:value-type="string" office:value="He's slacking off at work again, isn't he?">
            <text:p>He's slacking off at work again, isn't h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だるい">
            <text:p>だるい</text:p>
          </table:table-cell>
          <table:table-cell office:value-type="string" office:value="だるい">
            <text:p>だるい</text:p>
          </table:table-cell>
          <table:table-cell office:value-type="string" office:value="feel run-down, weary">
            <text:p>feel run-down, wear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日は風邪で少しだるかったんだ。">
            <text:p>昨日は風邪で少しだるかったんだ。</text:p>
          </table:table-cell>
          <table:table-cell office:value-type="string" office:value="きのう は かぜ で すこし だるかった ん だ。">
            <text:p>きのう は かぜ で すこし だるかった ん だ。</text:p>
          </table:table-cell>
          <table:table-cell office:value-type="string" office:value="Yesterday I felt run-down because I had a cold.">
            <text:p>Yesterday I felt run-down because I had a cold.</text:p>
          </table:table-cell>
          <table:table-cell office:value-type="string" office:value="今日はなぜか体がだるい。">
            <text:p>今日はなぜか体がだるい。</text:p>
          </table:table-cell>
          <table:table-cell office:value-type="string" office:value="きょう は なぜ か からだ が だるい。">
            <text:p>きょう は なぜ か からだ が だるい。</text:p>
          </table:table-cell>
          <table:table-cell office:value-type="string" office:value="I feel heavy today for some reason.">
            <text:p>I feel heavy today for some reaso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ポット">
            <text:p>ポット</text:p>
          </table:table-cell>
          <table:table-cell office:value-type="string" office:value="ポット">
            <text:p>ポット</text:p>
          </table:table-cell>
          <table:table-cell office:value-type="string" office:value="pot, thermos">
            <text:p>pot, thermo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湯はポットに入っています。">
            <text:p>お湯はポットに入っています。</text:p>
          </table:table-cell>
          <table:table-cell office:value-type="string" office:value="おゆ は ポット に はいって います。">
            <text:p>おゆ は ポット に はいって います。</text:p>
          </table:table-cell>
          <table:table-cell office:value-type="string" office:value="There's some hot water in the thermos pot.">
            <text:p>There's some hot water in the thermos 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レントゲン">
            <text:p>レントゲン</text:p>
          </table:table-cell>
          <table:table-cell office:value-type="string" office:value="レントゲン">
            <text:p>レントゲン</text:p>
          </table:table-cell>
          <table:table-cell office:value-type="string" office:value="X-rays">
            <text:p>X-r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院でレントゲンを撮ったよ。">
            <text:p>病院でレントゲンを撮ったよ。</text:p>
          </table:table-cell>
          <table:table-cell office:value-type="string" office:value="びょういん で レントゲン を とった よ。">
            <text:p>びょういん で レントゲン を とった よ。</text:p>
          </table:table-cell>
          <table:table-cell office:value-type="string" office:value="I had X-rays taken at the hospital.">
            <text:p>I had X-rays taken at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心強い">
            <text:p>心強い</text:p>
          </table:table-cell>
          <table:table-cell office:value-type="string" office:value="こころづよい">
            <text:p>こころづよい</text:p>
          </table:table-cell>
          <table:table-cell office:value-type="string" office:value="reassuring, heartening">
            <text:p>reassuring, hearten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なたが一緒にいてくれると心強い。">
            <text:p>あなたが一緒にいてくれると心強い。</text:p>
          </table:table-cell>
          <table:table-cell office:value-type="string" office:value="あなた が いっしょ に いて くれる と こころづよい。">
            <text:p>あなた が いっしょ に いて くれる と こころづよい。</text:p>
          </table:table-cell>
          <table:table-cell office:value-type="string" office:value="I feel reassured when you are with me.">
            <text:p>I feel reassured when you are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駄遣い">
            <text:p>無駄遣い</text:p>
          </table:table-cell>
          <table:table-cell office:value-type="string" office:value="むだづかい">
            <text:p>むだづかい</text:p>
          </table:table-cell>
          <table:table-cell office:value-type="string" office:value="wasteful spending">
            <text:p>wasteful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無駄遣いを親に叱られたよ。">
            <text:p>無駄遣いを親に叱られたよ。</text:p>
          </table:table-cell>
          <table:table-cell office:value-type="string" office:value="むだづかい を おや に しかられた よ。">
            <text:p>むだづかい を おや に しかられた よ。</text:p>
          </table:table-cell>
          <table:table-cell office:value-type="string" office:value="My parents reproached me for being wasteful.">
            <text:p>My parents reproached me for being wast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ッジ">
            <text:p>バッジ</text:p>
          </table:table-cell>
          <table:table-cell office:value-type="string" office:value="バッジ">
            <text:p>バッジ</text:p>
          </table:table-cell>
          <table:table-cell office:value-type="string" office:value="badge">
            <text:p>ba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弁護士バッジを付けていたよ。">
            <text:p>彼は弁護士バッジを付けていたよ。</text:p>
          </table:table-cell>
          <table:table-cell office:value-type="string" office:value="かれ は べんごし バッジ を つけて いた よ。">
            <text:p>かれ は べんごし バッジ を つけて いた よ。</text:p>
          </table:table-cell>
          <table:table-cell office:value-type="string" office:value="He was wearing a lawyer's badge.">
            <text:p>He was wearing a lawyer's ba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眼科">
            <text:p>眼科</text:p>
          </table:table-cell>
          <table:table-cell office:value-type="string" office:value="がんか">
            <text:p>がんか</text:p>
          </table:table-cell>
          <table:table-cell office:value-type="string" office:value="ophthalmology, eye clinic">
            <text:p>ophthalmology, eye clin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眼科で視力検査をしました。">
            <text:p>眼科で視力検査をしました。</text:p>
          </table:table-cell>
          <table:table-cell office:value-type="string" office:value="がんか で しりょく けんさ を しました。">
            <text:p>がんか で しりょく けんさ を しました。</text:p>
          </table:table-cell>
          <table:table-cell office:value-type="string" office:value="I took a vision test at the eye clinic.">
            <text:p>I took a vision test at the eye clin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履歴書">
            <text:p>履歴書</text:p>
          </table:table-cell>
          <table:table-cell office:value-type="string" office:value="りれきしょ">
            <text:p>りれきしょ</text:p>
          </table:table-cell>
          <table:table-cell office:value-type="string" office:value="resume, curriculum vitae">
            <text:p>resume, curriculum vita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面接のために履歴書を書きました。">
            <text:p>面接のために履歴書を書きました。</text:p>
          </table:table-cell>
          <table:table-cell office:value-type="string" office:value="めんせつ の ため に りれきしょ を かきました。">
            <text:p>めんせつ の ため に りれきしょ を かきました。</text:p>
          </table:table-cell>
          <table:table-cell office:value-type="string" office:value="I wrote a resume for my interview.">
            <text:p>I wrote a resume for my intervie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インフレーション">
            <text:p>インフレーション</text:p>
          </table:table-cell>
          <table:table-cell office:value-type="string" office:value="インフレーション">
            <text:p>インフレーション</text:p>
          </table:table-cell>
          <table:table-cell office:value-type="string" office:value="inflation">
            <text:p>inf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場にはインフレーションの影響が出ているね。">
            <text:p>市場にはインフレーションの影響が出ているね。</text:p>
          </table:table-cell>
          <table:table-cell office:value-type="string" office:value="しじょう に は インフレーション の えいきょう が でて いる ね。">
            <text:p>しじょう に は インフレーション の えいきょう が でて いる ね。</text:p>
          </table:table-cell>
          <table:table-cell office:value-type="string" office:value="The market is showing the impact of inflation.">
            <text:p>The market is showing the impact of infl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癌">
            <text:p>癌</text:p>
          </table:table-cell>
          <table:table-cell office:value-type="string" office:value="がん">
            <text:p>がん</text:p>
          </table:table-cell>
          <table:table-cell office:value-type="string" office:value="cancer">
            <text:p>canc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癌で亡くなりました。">
            <text:p>祖父は癌で亡くなりました。</text:p>
          </table:table-cell>
          <table:table-cell office:value-type="string" office:value="そふ は がん で なくなりました。">
            <text:p>そふ は がん で なくなりました。</text:p>
          </table:table-cell>
          <table:table-cell office:value-type="string" office:value="My grandfather died of cancer.">
            <text:p>My grandfather died of can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ぺこぺこ">
            <text:p>ぺこぺこ</text:p>
          </table:table-cell>
          <table:table-cell office:value-type="string" office:value="ぺこぺこ">
            <text:p>ぺこぺこ</text:p>
          </table:table-cell>
          <table:table-cell office:value-type="string" office:value="bow, kowtow">
            <text:p>bow, kowt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上司にぺこぺこしている。">
            <text:p>彼は上司にぺこぺこしている。</text:p>
          </table:table-cell>
          <table:table-cell office:value-type="string" office:value="かれ は じょうし に ぺこぺこ して いる。">
            <text:p>かれ は じょうし に ぺこぺこ して いる。</text:p>
          </table:table-cell>
          <table:table-cell office:value-type="string" office:value="He's kowtowing to his boss.">
            <text:p>He's kowtowing to his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嘘つき">
            <text:p>嘘つき</text:p>
          </table:table-cell>
          <table:table-cell office:value-type="string" office:value="うそつき">
            <text:p>うそつき</text:p>
          </table:table-cell>
          <table:table-cell office:value-type="string" office:value="liar">
            <text:p>li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嘘つきは泥棒の始まりよ。">
            <text:p>嘘つきは泥棒の始まりよ。</text:p>
          </table:table-cell>
          <table:table-cell office:value-type="string" office:value="うそつき は どろぼう の はじまり よ。">
            <text:p>うそつき は どろぼう の はじまり よ。</text:p>
          </table:table-cell>
          <table:table-cell office:value-type="string" office:value="He that will lie, will steal.">
            <text:p>He that will lie, will st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ごる">
            <text:p>おごる</text:p>
          </table:table-cell>
          <table:table-cell office:value-type="string" office:value="おごる">
            <text:p>おごる</text:p>
          </table:table-cell>
          <table:table-cell office:value-type="string" office:value="treat, pay for (someone)">
            <text:p>treat, pay for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に食事をおごってもらった。">
            <text:p>彼に食事をおごってもらった。</text:p>
          </table:table-cell>
          <table:table-cell office:value-type="string" office:value="かれ に しょくじ を おごって もらった。">
            <text:p>かれ に しょくじ を おごって もらった。</text:p>
          </table:table-cell>
          <table:table-cell office:value-type="string" office:value="He treated me to a meal.">
            <text:p>He treated me to a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十字路">
            <text:p>十字路</text:p>
          </table:table-cell>
          <table:table-cell office:value-type="string" office:value="じゅうじろ">
            <text:p>じゅうじろ</text:p>
          </table:table-cell>
          <table:table-cell office:value-type="string" office:value="crossroads">
            <text:p>crossroa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十字路で車とバイクが衝突したぞ。">
            <text:p>十字路で車とバイクが衝突したぞ。</text:p>
          </table:table-cell>
          <table:table-cell office:value-type="string" office:value="じゅうじろ で くるま と バイク が しょうとつ した ぞ。">
            <text:p>じゅうじろ で くるま と バイク が しょうとつ した ぞ。</text:p>
          </table:table-cell>
          <table:table-cell office:value-type="string" office:value="A car collided with a motorcycle in the crossroads.">
            <text:p>A car collided with a motorcycle in the crossroa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びっしょり">
            <text:p>びっしょり</text:p>
          </table:table-cell>
          <table:table-cell office:value-type="string" office:value="びっしょり">
            <text:p>びっしょり</text:p>
          </table:table-cell>
          <table:table-cell office:value-type="string" office:value="drenched, soaked">
            <text:p>drenched, soak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運動して汗びっしょりです。">
            <text:p>運動して汗びっしょりです。</text:p>
          </table:table-cell>
          <table:table-cell office:value-type="string" office:value="うんどう して あせ びっしょり です。">
            <text:p>うんどう して あせ びっしょり です。</text:p>
          </table:table-cell>
          <table:table-cell office:value-type="string" office:value="I'm drenched in sweat now because I exercised.">
            <text:p>I'm drenched in sweat now because I exerci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だぶだぶ">
            <text:p>だぶだぶ</text:p>
          </table:table-cell>
          <table:table-cell office:value-type="string" office:value="だぶだぶ">
            <text:p>だぶだぶ</text:p>
          </table:table-cell>
          <table:table-cell office:value-type="string" office:value="baggy, too big">
            <text:p>baggy, too bi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服は大き過ぎてだぶだぶです。">
            <text:p>この服は大き過ぎてだぶだぶです。</text:p>
          </table:table-cell>
          <table:table-cell office:value-type="string" office:value="この ふく は おおき すぎて だぶだぶ です。">
            <text:p>この ふく は おおき すぎて だぶだぶ です。</text:p>
          </table:table-cell>
          <table:table-cell office:value-type="string" office:value="These clothes are too big and baggy.">
            <text:p>These clothes are too big and bag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だてる">
            <text:p>おだてる</text:p>
          </table:table-cell>
          <table:table-cell office:value-type="string" office:value="おだてる">
            <text:p>おだてる</text:p>
          </table:table-cell>
          <table:table-cell office:value-type="string" office:value="flatter">
            <text:p>fla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をおだてるのが上手です。">
            <text:p>彼は人をおだてるのが上手です。</text:p>
          </table:table-cell>
          <table:table-cell office:value-type="string" office:value="かれ は ひと を おだてる の が じょうず です。">
            <text:p>かれ は ひと を おだてる の が じょうず です。</text:p>
          </table:table-cell>
          <table:table-cell office:value-type="string" office:value="He is good at flattering people.">
            <text:p>He is good at flatter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かと">
            <text:p>かかと</text:p>
          </table:table-cell>
          <table:table-cell office:value-type="string" office:value="かかと">
            <text:p>かかと</text:p>
          </table:table-cell>
          <table:table-cell office:value-type="string" office:value="heel">
            <text:p>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のかかとで彼の足を踏んでしまったの。">
            <text:p>靴のかかとで彼の足を踏んでしまったの。</text:p>
          </table:table-cell>
          <table:table-cell office:value-type="string" office:value="くつ の かかと で かれ の あし を ふんで しまった の。">
            <text:p>くつ の かかと で かれ の あし を ふんで しまった の。</text:p>
          </table:table-cell>
          <table:table-cell office:value-type="string" office:value="I stepped on his foot with the heel of my shoe.">
            <text:p>I stepped on his foot with the heel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ほっと">
            <text:p>ほっと</text:p>
          </table:table-cell>
          <table:table-cell office:value-type="string" office:value="ほっと">
            <text:p>ほっと</text:p>
          </table:table-cell>
          <table:table-cell office:value-type="string" office:value="feel relieved">
            <text:p>feel reliev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家に着いてほっとしたよ。">
            <text:p>家に着いてほっとしたよ。</text:p>
          </table:table-cell>
          <table:table-cell office:value-type="string" office:value="いえ に ついて ほっと した よ。">
            <text:p>いえ に ついて ほっと した よ。</text:p>
          </table:table-cell>
          <table:table-cell office:value-type="string" office:value="I felt relieved to be home.">
            <text:p>I felt relieved to b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傷つける">
            <text:p>傷つける</text:p>
          </table:table-cell>
          <table:table-cell office:value-type="string" office:value="きずつける">
            <text:p>きずつける</text:p>
          </table:table-cell>
          <table:table-cell office:value-type="string" office:value="hurt (someone), damage (something)">
            <text:p>hurt (someone), damag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を傷つけるつもりはありませんでした。">
            <text:p>あなたを傷つけるつもりはありませんでした。</text:p>
          </table:table-cell>
          <table:table-cell office:value-type="string" office:value="あなた を きずつける つもり は ありませんでした。">
            <text:p>あなた を きずつける つもり は ありませんでした。</text:p>
          </table:table-cell>
          <table:table-cell office:value-type="string" office:value="I didn't mean to hurt you.">
            <text:p>I didn't mean to hur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つむく">
            <text:p>うつむく</text:p>
          </table:table-cell>
          <table:table-cell office:value-type="string" office:value="うつむく">
            <text:p>うつむく</text:p>
          </table:table-cell>
          <table:table-cell office:value-type="string" office:value="look down, lower one's eyes">
            <text:p>look down, lower one's eye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うつむいて何かを考えているね。">
            <text:p>彼はうつむいて何かを考えているね。</text:p>
          </table:table-cell>
          <table:table-cell office:value-type="string" office:value="かれ は うつむいて なに か を かんがえて いる ね。">
            <text:p>かれ は うつむいて なに か を かんがえて いる ね。</text:p>
          </table:table-cell>
          <table:table-cell office:value-type="string" office:value="He is thinking about something with his head down.">
            <text:p>He is thinking about something with his head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売り券">
            <text:p>前売り券</text:p>
          </table:table-cell>
          <table:table-cell office:value-type="string" office:value="まえうりけん">
            <text:p>まえうりけん</text:p>
          </table:table-cell>
          <table:table-cell office:value-type="string" office:value="advance ticket">
            <text:p>advance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サートの前売り券を手に入れたんだ。">
            <text:p>コンサートの前売り券を手に入れたんだ。</text:p>
          </table:table-cell>
          <table:table-cell office:value-type="string" office:value="コンサート の まえうり けん を て に いれた ん だ。">
            <text:p>コンサート の まえうり けん を て に いれた ん だ。</text:p>
          </table:table-cell>
          <table:table-cell office:value-type="string" office:value="I got an advance ticket for the concert.">
            <text:p>I got an advance ticket for the conc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短期">
            <text:p>短期</text:p>
          </table:table-cell>
          <table:table-cell office:value-type="string" office:value="たんき">
            <text:p>たんき</text:p>
          </table:table-cell>
          <table:table-cell office:value-type="string" office:value="short-term">
            <text:p>short-t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から2週間、短期のアルバイトをします。">
            <text:p>明日から2週間、短期のアルバイトをします。</text:p>
          </table:table-cell>
          <table:table-cell office:value-type="string" office:value="あした から 2 しゅうかん、たんき の アルバイト を します。">
            <text:p>あした から 2 しゅうかん、たんき の アルバイト を します。</text:p>
          </table:table-cell>
          <table:table-cell office:value-type="string" office:value="Starting tomorrow I will have a short-term job for two weeks.">
            <text:p>Starting tomorrow I will have a short-term job for two wee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舐める">
            <text:p>舐める</text:p>
          </table:table-cell>
          <table:table-cell office:value-type="string" office:value="なめる">
            <text:p>なめる</text:p>
          </table:table-cell>
          <table:table-cell office:value-type="string" office:value="lick">
            <text:p>l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に顔を舐められました。">
            <text:p>犬に顔を舐められました。</text:p>
          </table:table-cell>
          <table:table-cell office:value-type="string" office:value="いぬ に かお を なめられました。">
            <text:p>いぬ に かお を なめられました。</text:p>
          </table:table-cell>
          <table:table-cell office:value-type="string" office:value="The dog licked my face.">
            <text:p>The dog licked m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日">
            <text:p>本日</text:p>
          </table:table-cell>
          <table:table-cell office:value-type="string" office:value="ほんじつ">
            <text:p>ほんじつ</text:p>
          </table:table-cell>
          <table:table-cell office:value-type="string" office:value="today (formal)">
            <text:p>to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日のランチはハンバーグでございます。">
            <text:p>本日のランチはハンバーグでございます。</text:p>
          </table:table-cell>
          <table:table-cell office:value-type="string" office:value="ほんじつ の ランチ は ハンバーグ で ございます。">
            <text:p>ほんじつ の ランチ は ハンバーグ で ございます。</text:p>
          </table:table-cell>
          <table:table-cell office:value-type="string" office:value="The lunch of the day is hamburger steak.">
            <text:p>The lunch of the day is hamburger st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業界">
            <text:p>業界</text:p>
          </table:table-cell>
          <table:table-cell office:value-type="string" office:value="ぎょうかい">
            <text:p>ぎょうかい</text:p>
          </table:table-cell>
          <table:table-cell office:value-type="string" office:value="industry, business world">
            <text:p>industry, business wor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IT業界で働いています。">
            <text:p>私はIT業界で働いています。</text:p>
          </table:table-cell>
          <table:table-cell office:value-type="string" office:value="わたし は アイティー ぎょうかい で はたらいて います。">
            <text:p>わたし は アイティー ぎょうかい で はたらいて います。</text:p>
          </table:table-cell>
          <table:table-cell office:value-type="string" office:value="I work in the IT industry.">
            <text:p>I work in the IT indus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ネットワーク">
            <text:p>ネットワーク</text:p>
          </table:table-cell>
          <table:table-cell office:value-type="string" office:value="ネットワーク">
            <text:p>ネットワーク</text:p>
          </table:table-cell>
          <table:table-cell office:value-type="string" office:value="network">
            <text:p>netw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最近、社内ネットワークの調子が悪い。">
            <text:p>最近、社内ネットワークの調子が悪い。</text:p>
          </table:table-cell>
          <table:table-cell office:value-type="string" office:value="さいきん、しゃない ネットワーク の ちょうし が わるい。">
            <text:p>さいきん、しゃない ネットワーク の ちょうし が わるい。</text:p>
          </table:table-cell>
          <table:table-cell office:value-type="string" office:value="Our office intranet doesn't work well recently.">
            <text:p>Our office intranet doesn't work well recently.</text:p>
          </table:table-cell>
          <table:table-cell office:value-type="string" office:value="コンピューターをネットワークに接続しました。">
            <text:p>コンピューターをネットワークに接続しました。</text:p>
          </table:table-cell>
          <table:table-cell office:value-type="string" office:value="コンピューター を ネットワーク に せつぞく しました。">
            <text:p>コンピューター を ネットワーク に せつぞく しました。</text:p>
          </table:table-cell>
          <table:table-cell office:value-type="string" office:value="The computer has been connected with the network.">
            <text:p>The computer has been connected with the network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</table:table-row>
        <table:table-row>
          <table:table-cell office:value-type="string" office:value="弁護士">
            <text:p>弁護士</text:p>
          </table:table-cell>
          <table:table-cell office:value-type="string" office:value="べんごし">
            <text:p>べんごし</text:p>
          </table:table-cell>
          <table:table-cell office:value-type="string" office:value="lawyer, attorney">
            <text:p>lawyer, attorne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弁護士です。">
            <text:p>父は弁護士です。</text:p>
          </table:table-cell>
          <table:table-cell office:value-type="string" office:value="ちち は べんごし です。">
            <text:p>ちち は べんごし です。</text:p>
          </table:table-cell>
          <table:table-cell office:value-type="string" office:value="My father's a lawyer.">
            <text:p>My father's a lawyer.</text:p>
          </table:table-cell>
          <table:table-cell office:value-type="string" office:value="彼はついに弁護士の資格を取ったよ。">
            <text:p>彼はついに弁護士の資格を取ったよ。</text:p>
          </table:table-cell>
          <table:table-cell office:value-type="string" office:value="かれ は ついに べんごし の しかく を とった よ。">
            <text:p>かれ は ついに べんごし の しかく を とった よ。</text:p>
          </table:table-cell>
          <table:table-cell office:value-type="string" office:value="He finally passed the bar examination.">
            <text:p>He finally passed the bar examinatio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</table:table-row>
        <table:table-row>
          <table:table-cell office:value-type="string" office:value="入力">
            <text:p>入力</text:p>
          </table:table-cell>
          <table:table-cell office:value-type="string" office:value="にゅうりょく">
            <text:p>にゅうりょく</text:p>
          </table:table-cell>
          <table:table-cell office:value-type="string" office:value="input, entry">
            <text:p>input, ent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仕事はデータの入力です。">
            <text:p>彼女の仕事はデータの入力です。</text:p>
          </table:table-cell>
          <table:table-cell office:value-type="string" office:value="かのじょ の しごと は データ の にゅうりょく です。">
            <text:p>かのじょ の しごと は データ の にゅうりょく です。</text:p>
          </table:table-cell>
          <table:table-cell office:value-type="string" office:value="Her job is inputting data.">
            <text:p>Her job is inputting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画面">
            <text:p>画面</text:p>
          </table:table-cell>
          <table:table-cell office:value-type="string" office:value="がめん">
            <text:p>がめん</text:p>
          </table:table-cell>
          <table:table-cell office:value-type="string" office:value="screen">
            <text:p>scr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レビの画面が明るすぎる。">
            <text:p>テレビの画面が明るすぎる。</text:p>
          </table:table-cell>
          <table:table-cell office:value-type="string" office:value="テレビ の がめん が あかる すぎる。">
            <text:p>テレビ の がめん が あかる すぎる。</text:p>
          </table:table-cell>
          <table:table-cell office:value-type="string" office:value="The TV screen is too bright.">
            <text:p>The TV screen is too bright.</text:p>
          </table:table-cell>
          <table:table-cell office:value-type="string" office:value="画面の左側を見てください。">
            <text:p>画面の左側を見てください。</text:p>
          </table:table-cell>
          <table:table-cell office:value-type="string" office:value="がめん の ひだりがわ を みて ください。">
            <text:p>がめん の ひだりがわ を みて ください。</text:p>
          </table:table-cell>
          <table:table-cell office:value-type="string" office:value="Please look at the left side of the screen.">
            <text:p>Please look at the left side of the scree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</table:table-row>
        <table:table-row>
          <table:table-cell office:value-type="string" office:value="前回">
            <text:p>前回</text:p>
          </table:table-cell>
          <table:table-cell office:value-type="string" office:value="ぜんかい">
            <text:p>ぜんかい</text:p>
          </table:table-cell>
          <table:table-cell office:value-type="string" office:value="last time">
            <text:p>last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回の続きから始めます。">
            <text:p>前回の続きから始めます。</text:p>
          </table:table-cell>
          <table:table-cell office:value-type="string" office:value="ぜんかい の つづき から はじめます。">
            <text:p>ぜんかい の つづき から はじめます。</text:p>
          </table:table-cell>
          <table:table-cell office:value-type="string" office:value="We'll start from where we left off last time.">
            <text:p>We'll start from where we left off la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半">
            <text:p>後半</text:p>
          </table:table-cell>
          <table:table-cell office:value-type="string" office:value="こうはん">
            <text:p>こうはん</text:p>
          </table:table-cell>
          <table:table-cell office:value-type="string" office:value="latter half, second half">
            <text:p>latter half, second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ドラマの後半は来週放送されるんだ。">
            <text:p>ドラマの後半は来週放送されるんだ。</text:p>
          </table:table-cell>
          <table:table-cell office:value-type="string" office:value="ドラマ の こうはん は らいしゅう ほうそう される ん だ。">
            <text:p>ドラマ の こうはん は らいしゅう ほうそう される ん だ。</text:p>
          </table:table-cell>
          <table:table-cell office:value-type="string" office:value="The second half of the drama will be broadcasted next week.">
            <text:p>The second half of the drama will be broadcasted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信">
            <text:p>自信</text:p>
          </table:table-cell>
          <table:table-cell office:value-type="string" office:value="じしん">
            <text:p>じしん</text:p>
          </table:table-cell>
          <table:table-cell office:value-type="string" office:value="confidence">
            <text:p>conf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の顔には自信があふれているね。">
            <text:p>あの人の顔には自信があふれているね。</text:p>
          </table:table-cell>
          <table:table-cell office:value-type="string" office:value="あの ひと の かお に は じしん が あふれて いる ね。">
            <text:p>あの ひと の かお に は じしん が あふれて いる ね。</text:p>
          </table:table-cell>
          <table:table-cell office:value-type="string" office:value="That person's face is brimming with confidence.">
            <text:p>That person's face is brimming with confid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素敵">
            <text:p>素敵</text:p>
          </table:table-cell>
          <table:table-cell office:value-type="string" office:value="すてき">
            <text:p>すてき</text:p>
          </table:table-cell>
          <table:table-cell office:value-type="string" office:value="lovely, nice">
            <text:p>lovely, ni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素敵なプレゼントをありがとう。">
            <text:p>素敵なプレゼントをありがとう。</text:p>
          </table:table-cell>
          <table:table-cell office:value-type="string" office:value="すてきな プレゼント を ありがとう。">
            <text:p>すてきな プレゼント を ありがとう。</text:p>
          </table:table-cell>
          <table:table-cell office:value-type="string" office:value="Thank you for the wonderful gift.">
            <text:p>Thank you for the wonderful gift.</text:p>
          </table:table-cell>
          <table:table-cell office:value-type="string" office:value="このアクセサリーは素敵ね。">
            <text:p>このアクセサリーは素敵ね。</text:p>
          </table:table-cell>
          <table:table-cell office:value-type="string" office:value="この アクセサリー は すてき ね。">
            <text:p>この アクセサリー は すてき ね。</text:p>
          </table:table-cell>
          <table:table-cell office:value-type="string" office:value="This jewelry is lovely.">
            <text:p>This jewelry is lovely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</table:table-row>
        <table:table-row>
          <table:table-cell office:value-type="string" office:value="当たり前">
            <text:p>当たり前</text:p>
          </table:table-cell>
          <table:table-cell office:value-type="string" office:value="あたりまえ">
            <text:p>あたりまえ</text:p>
          </table:table-cell>
          <table:table-cell office:value-type="string" office:value="no wonder, natural">
            <text:p>no wonder, natur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 の せいせき が さがった の は あたりまえ です。">
            <text:p>あなた の せいせき が さがった の は あたりまえ です。</text:p>
          </table:table-cell>
          <table:table-cell office:value-type="string" office:value="No wonder your grades dropped.">
            <text:p>No wonder your grades dr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り方">
            <text:p>やり方</text:p>
          </table:table-cell>
          <table:table-cell office:value-type="string" office:value="やりかた">
            <text:p>やりかた</text:p>
          </table:table-cell>
          <table:table-cell office:value-type="string" office:value="way of doing">
            <text:p>way of do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やり方を教えてください。">
            <text:p>仕事のやり方を教えてください。</text:p>
          </table:table-cell>
          <table:table-cell office:value-type="string" office:value="しごと の やりかた を おしえて ください。">
            <text:p>しごと の やりかた を おしえて ください。</text:p>
          </table:table-cell>
          <table:table-cell office:value-type="string" office:value="Please teach me how to do the job.">
            <text:p>Please teach me how to do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ずか">
            <text:p>わずか</text:p>
          </table:table-cell>
          <table:table-cell office:value-type="string" office:value="わずか">
            <text:p>わずか</text:p>
          </table:table-cell>
          <table:table-cell office:value-type="string" office:value="meager, marginal">
            <text:p>meager, margi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わずかな貯金で暮らしている。">
            <text:p>彼はわずかな貯金で暮らしている。</text:p>
          </table:table-cell>
          <table:table-cell office:value-type="string" office:value="かれ は わずかな ちょきん で くらして いる。">
            <text:p>かれ は わずかな ちょきん で くらして いる。</text:p>
          </table:table-cell>
          <table:table-cell office:value-type="string" office:value="He lives on his meager savings.">
            <text:p>He lives on his meager sav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いに">
            <text:p>ついに</text:p>
          </table:table-cell>
          <table:table-cell office:value-type="string" office:value="ついに">
            <text:p>ついに</text:p>
          </table:table-cell>
          <table:table-cell office:value-type="string" office:value="at last, at length">
            <text:p>at last, at lengt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ついに弁護士の資格を取ったよ。">
            <text:p>彼はついに弁護士の資格を取ったよ。</text:p>
          </table:table-cell>
          <table:table-cell office:value-type="string" office:value="かれ は ついに べんごし の しかく を とった よ。">
            <text:p>かれ は ついに べんごし の しかく を とった よ。</text:p>
          </table:table-cell>
          <table:table-cell office:value-type="string" office:value="He passed the bar examination at length.">
            <text:p>He passed the bar examination at length.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</table:table-row>
        <table:table-row>
          <table:table-cell office:value-type="string" office:value="次回">
            <text:p>次回</text:p>
          </table:table-cell>
          <table:table-cell office:value-type="string" office:value="じかい">
            <text:p>じかい</text:p>
          </table:table-cell>
          <table:table-cell office:value-type="string" office:value="next time">
            <text:p>next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回の会議は2週間後に行います。">
            <text:p>次回の会議は2週間後に行います。</text:p>
          </table:table-cell>
          <table:table-cell office:value-type="string" office:value="じかい の かいぎ は 2 しゅうかん ご に おこないます。">
            <text:p>じかい の かいぎ は 2 しゅうかん ご に おこないます。</text:p>
          </table:table-cell>
          <table:table-cell office:value-type="string" office:value="The next meeting will be held in two weeks.">
            <text:p>The next meeting will be held in two wee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ピード">
            <text:p>スピード</text:p>
          </table:table-cell>
          <table:table-cell office:value-type="string" office:value="スピード">
            <text:p>スピード</text:p>
          </table:table-cell>
          <table:table-cell office:value-type="string" office:value="speed (loan word)">
            <text:p>speed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ーブを曲がるときはスピードを落としましょう。">
            <text:p>カーブを曲がるときはスピードを落としましょう。</text:p>
          </table:table-cell>
          <table:table-cell office:value-type="string" office:value="カーブ を まがる とき は スピード を おとしましょう。">
            <text:p>カーブ を まがる とき は スピード を おとしましょう。</text:p>
          </table:table-cell>
          <table:table-cell office:value-type="string" office:value="You should slow down when driving around a bend.">
            <text:p>You should slow down when driving around a bend.</text:p>
          </table:table-cell>
          <table:table-cell office:value-type="string" office:value="今は便利さとスピードの時代だ。">
            <text:p>今は便利さとスピードの時代だ。</text:p>
          </table:table-cell>
          <table:table-cell office:value-type="string" office:value="いま は べんりさ と スピード の じだい だ。">
            <text:p>いま は べんりさ と スピード の じだい だ。</text:p>
          </table:table-cell>
          <table:table-cell office:value-type="string" office:value="We're living in the age of convenience and speed.">
            <text:p>We're living in the age of convenience and speed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バイト">
            <text:p>バイト</text:p>
          </table:table-cell>
          <table:table-cell office:value-type="string" office:value="バイト">
            <text:p>バイト</text:p>
          </table:table-cell>
          <table:table-cell office:value-type="string" office:value="part-time job (for short)">
            <text:p>part-time job (for short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6時からバイトです。">
            <text:p>今日は6時からバイトです。</text:p>
          </table:table-cell>
          <table:table-cell office:value-type="string" office:value="きょう は 6 じ から バイト です。">
            <text:p>きょう は 6 じ から バイト です。</text:p>
          </table:table-cell>
          <table:table-cell office:value-type="string" office:value="My part-time job starts at 6 today.">
            <text:p>My part-time job starts at 6 today.</text:p>
          </table:table-cell>
          <table:table-cell office:value-type="string" office:value="水曜日はバイトがあります。">
            <text:p>水曜日はバイトがあります。</text:p>
          </table:table-cell>
          <table:table-cell office:value-type="string" office:value="すいようび は バイト が あります。">
            <text:p>すいようび は バイト が あります。</text:p>
          </table:table-cell>
          <table:table-cell office:value-type="string" office:value="I work part time on Wednesdays.">
            <text:p>I work part time on Wednesdays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不可能">
            <text:p>不可能</text:p>
          </table:table-cell>
          <table:table-cell office:value-type="string" office:value="ふかのう">
            <text:p>ふかのう</text:p>
          </table:table-cell>
          <table:table-cell office:value-type="string" office:value="impossible">
            <text:p>imposs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レポートを1日で仕上げるのは不可能です。">
            <text:p>レポートを1日で仕上げるのは不可能です。</text:p>
          </table:table-cell>
          <table:table-cell office:value-type="string" office:value="レポート を 1 にち で しあげる の は ふかのう です。">
            <text:p>レポート を 1 にち で しあげる の は ふかのう です。</text:p>
          </table:table-cell>
          <table:table-cell office:value-type="string" office:value="It's impossible to finish up the report in one day.">
            <text:p>It's impossible to finish up the report in o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ドバイス">
            <text:p>アドバイス</text:p>
          </table:table-cell>
          <table:table-cell office:value-type="string" office:value="アドバイス">
            <text:p>アドバイス</text:p>
          </table:table-cell>
          <table:table-cell office:value-type="string" office:value="advice">
            <text:p>adv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アドバイスはいつも有り難いわね。">
            <text:p>彼のアドバイスはいつも有り難いわね。</text:p>
          </table:table-cell>
          <table:table-cell office:value-type="string" office:value="かれ の アドバイス は いつも ありがたい わ ね。">
            <text:p>かれ の アドバイス は いつも ありがたい わ ね。</text:p>
          </table:table-cell>
          <table:table-cell office:value-type="string" office:value="I always appreciate his advice.">
            <text:p>I always appreciate his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落ち着く">
            <text:p>落ち着く</text:p>
          </table:table-cell>
          <table:table-cell office:value-type="string" office:value="おちつく">
            <text:p>おちつく</text:p>
          </table:table-cell>
          <table:table-cell office:value-type="string" office:value="calm down, settle in">
            <text:p>calm down, settle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話を落ち着いて聞いてください。">
            <text:p>私の話を落ち着いて聞いてください。</text:p>
          </table:table-cell>
          <table:table-cell office:value-type="string" office:value="わたし の はなし を おちついて きいて ください。">
            <text:p>わたし の はなし を おちついて きいて ください。</text:p>
          </table:table-cell>
          <table:table-cell office:value-type="string" office:value="Calm down and listen to me.">
            <text:p>Calm down and listen to me.</text:p>
          </table:table-cell>
          <table:table-cell office:value-type="string" office:value="まあまあ、落ち着いてください。">
            <text:p>まあまあ、落ち着いてください。</text:p>
          </table:table-cell>
          <table:table-cell office:value-type="string" office:value="まあ まあ、おちついて ください。">
            <text:p>まあ まあ、おちついて ください。</text:p>
          </table:table-cell>
          <table:table-cell office:value-type="string" office:value="Now, now, please settle down.">
            <text:p>Now, now, please settle dow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</table:table-row>
        <table:table-row>
          <table:table-cell office:value-type="string" office:value="せっかく">
            <text:p>せっかく</text:p>
          </table:table-cell>
          <table:table-cell office:value-type="string" office:value="せっかく">
            <text:p>せっかく</text:p>
          </table:table-cell>
          <table:table-cell office:value-type="string" office:value="with much trouble">
            <text:p>with much trou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せっかく来たんだからゆっくりしていきなさい。">
            <text:p>せっかく来たんだからゆっくりしていきなさい。</text:p>
          </table:table-cell>
          <table:table-cell office:value-type="string" office:value="せっかく きた ん だ から ゆっくり して いきなさい。">
            <text:p>せっかく きた ん だ から ゆっくり して いきなさい。</text:p>
          </table:table-cell>
          <table:table-cell office:value-type="string" office:value="Since you've come with much trouble, stay for a while.">
            <text:p>Since you've come with much trouble, stay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い">
            <text:p>つい</text:p>
          </table:table-cell>
          <table:table-cell office:value-type="string" office:value="つい">
            <text:p>つい</text:p>
          </table:table-cell>
          <table:table-cell office:value-type="string" office:value="inadvertently, carelessly">
            <text:p>inadvertently, careles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議中、ついあくびをしてしまいました。">
            <text:p>会議中、ついあくびをしてしまいました。</text:p>
          </table:table-cell>
          <table:table-cell office:value-type="string" office:value="かいぎ ちゅう、つい あくび を して しまいました。">
            <text:p>かいぎ ちゅう、つい あくび を して しまいました。</text:p>
          </table:table-cell>
          <table:table-cell office:value-type="string" office:value="I inadvertently yawned during the meeting.">
            <text:p>I inadvertently yawned during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手">
            <text:p>大手</text:p>
          </table:table-cell>
          <table:table-cell office:value-type="string" office:value="おおて">
            <text:p>おおて</text:p>
          </table:table-cell>
          <table:table-cell office:value-type="string" office:value="major company">
            <text:p>major compa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手のメーカーに勤めています。">
            <text:p>彼は大手のメーカーに勤めています。</text:p>
          </table:table-cell>
          <table:table-cell office:value-type="string" office:value="かれ は おおて の メーカー に つとめて います。">
            <text:p>かれ は おおて の メーカー に つとめて います。</text:p>
          </table:table-cell>
          <table:table-cell office:value-type="string" office:value="He works for a big manufacturing company.">
            <text:p>He works for a big manufacturing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部長">
            <text:p>部長</text:p>
          </table:table-cell>
          <table:table-cell office:value-type="string" office:value="ぶちょう">
            <text:p>ぶちょう</text:p>
          </table:table-cell>
          <table:table-cell office:value-type="string" office:value="department head">
            <text:p>department h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部長に仕事の相談をしたんだ。">
            <text:p>部長に仕事の相談をしたんだ。</text:p>
          </table:table-cell>
          <table:table-cell office:value-type="string" office:value="ぶちょう に しごと の そうだん を した ん だ。">
            <text:p>ぶちょう に しごと の そうだん を した ん だ。</text:p>
          </table:table-cell>
          <table:table-cell office:value-type="string" office:value="I consulted the manager about my job.">
            <text:p>I consulted the manager about my job.</text:p>
          </table:table-cell>
          <table:table-cell office:value-type="string" office:value="部長は京都に出張中です。">
            <text:p>部長は京都に出張中です。</text:p>
          </table:table-cell>
          <table:table-cell office:value-type="string" office:value="ぶちょう は きょうと に しゅっちょう ちゅう です。">
            <text:p>ぶちょう は きょうと に しゅっちょう ちゅう です。</text:p>
          </table:table-cell>
          <table:table-cell office:value-type="string" office:value="The manager is on a business trip to Kyoto.">
            <text:p>The manager is on a business trip to Kyoto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</table:table-row>
        <table:table-row>
          <table:table-cell office:value-type="string" office:value="前半">
            <text:p>前半</text:p>
          </table:table-cell>
          <table:table-cell office:value-type="string" office:value="ぜんはん">
            <text:p>ぜんはん</text:p>
          </table:table-cell>
          <table:table-cell office:value-type="string" office:value="first half">
            <text:p>first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手チームのリードで前半が終わったよ。">
            <text:p>相手チームのリードで前半が終わったよ。</text:p>
          </table:table-cell>
          <table:table-cell office:value-type="string" office:value="あいて チーム の リード で ぜんはん が おわった よ。">
            <text:p>あいて チーム の リード で ぜんはん が おわった よ。</text:p>
          </table:table-cell>
          <table:table-cell office:value-type="string" office:value="The first half ended with the opposing team in the lead.">
            <text:p>The first half ended with the opposing team in the l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またま">
            <text:p>たまたま</text:p>
          </table:table-cell>
          <table:table-cell office:value-type="string" office:value="たまたま">
            <text:p>たまたま</text:p>
          </table:table-cell>
          <table:table-cell office:value-type="string" office:value="by chance, accidentally">
            <text:p>by chance, accident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道でたまたま友達に会った。">
            <text:p>道でたまたま友達に会った。</text:p>
          </table:table-cell>
          <table:table-cell office:value-type="string" office:value="みち で たまたま ともだち に あった。">
            <text:p>みち で たまたま ともだち に あった。</text:p>
          </table:table-cell>
          <table:table-cell office:value-type="string" office:value="I ran into a friend of mine on the street.">
            <text:p>I ran into a friend of mine on the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変わらず">
            <text:p>相変わらず</text:p>
          </table:table-cell>
          <table:table-cell office:value-type="string" office:value="あいかわらず">
            <text:p>あいかわらず</text:p>
          </table:table-cell>
          <table:table-cell office:value-type="string" office:value="as usual, as before">
            <text:p>as usual, as bef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相変わらず忙しいですね。">
            <text:p>彼は相変わらず忙しいですね。</text:p>
          </table:table-cell>
          <table:table-cell office:value-type="string" office:value="かれ は あいかわらず いそがしい です ね。">
            <text:p>かれ は あいかわらず いそがしい です ね。</text:p>
          </table:table-cell>
          <table:table-cell office:value-type="string" office:value="He is busy as usual.">
            <text:p>He is busy as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払い">
            <text:p>支払い</text:p>
          </table:table-cell>
          <table:table-cell office:value-type="string" office:value="しはらい">
            <text:p>しはらい</text:p>
          </table:table-cell>
          <table:table-cell office:value-type="string" office:value="payment">
            <text:p>pay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支払いはカードもお使いいただけます。">
            <text:p>お支払いはカードもお使いいただけます。</text:p>
          </table:table-cell>
          <table:table-cell office:value-type="string" office:value="おしはらい は カード も おつかい いただけます。">
            <text:p>おしはらい は カード も おつかい いただけます。</text:p>
          </table:table-cell>
          <table:table-cell office:value-type="string" office:value="You can also pay by credit card.">
            <text:p>You can also pay by credit card.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</table:table-row>
        <table:table-row>
          <table:table-cell office:value-type="string" office:value="人数">
            <text:p>人数</text:p>
          </table:table-cell>
          <table:table-cell office:value-type="string" office:value="にんずう">
            <text:p>にんずう</text:p>
          </table:table-cell>
          <table:table-cell office:value-type="string" office:value="number of people">
            <text:p>number of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参加者の人数を教えてください。">
            <text:p>参加者の人数を教えてください。</text:p>
          </table:table-cell>
          <table:table-cell office:value-type="string" office:value="さんか しゃ の にんずう を おしえて ください。">
            <text:p>さんか しゃ の にんずう を おしえて ください。</text:p>
          </table:table-cell>
          <table:table-cell office:value-type="string" office:value="Please tell me the number of participants.">
            <text:p>Please tell me the number of particip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課長">
            <text:p>課長</text:p>
          </table:table-cell>
          <table:table-cell office:value-type="string" office:value="かちょう">
            <text:p>かちょう</text:p>
          </table:table-cell>
          <table:table-cell office:value-type="string" office:value="section chief">
            <text:p>section chi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課長に昇進しました。">
            <text:p>彼は課長に昇進しました。</text:p>
          </table:table-cell>
          <table:table-cell office:value-type="string" office:value="かれ は かちょう に しょうしん しました。">
            <text:p>かれ は かちょう に しょうしん しました。</text:p>
          </table:table-cell>
          <table:table-cell office:value-type="string" office:value="He was promoted to section chief.">
            <text:p>He was promoted to section chief.</text:p>
          </table:table-cell>
          <table:table-cell office:value-type="string" office:value="課長から伝言があります。">
            <text:p>課長から伝言があります。</text:p>
          </table:table-cell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There's a message from the section chief.">
            <text:p>There's a message from the section chief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ファッション">
            <text:p>ファッション</text:p>
          </table:table-cell>
          <table:table-cell office:value-type="string" office:value="ファッション">
            <text:p>ファッション</text:p>
          </table:table-cell>
          <table:table-cell office:value-type="string" office:value="fashion">
            <text:p>fash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ファッションの専門家だ。">
            <text:p>彼女はファッションの専門家だ。</text:p>
          </table:table-cell>
          <table:table-cell office:value-type="string" office:value="かのじょ は ファッション の せんもんか だ。">
            <text:p>かのじょ は ファッション の せんもんか だ。</text:p>
          </table:table-cell>
          <table:table-cell office:value-type="string" office:value="She's a fashion expert.">
            <text:p>She's a fashion exp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調">
            <text:p>体調</text:p>
          </table:table-cell>
          <table:table-cell office:value-type="string" office:value="たいちょう">
            <text:p>たいちょう</text:p>
          </table:table-cell>
          <table:table-cell office:value-type="string" office:value="health condition">
            <text:p>health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体調が悪いです。">
            <text:p>今日は体調が悪いです。</text:p>
          </table:table-cell>
          <table:table-cell office:value-type="string" office:value="きょう は たいちょう が わるい です。">
            <text:p>きょう は たいちょう が わるい です。</text:p>
          </table:table-cell>
          <table:table-cell office:value-type="string" office:value="I feel sick today.">
            <text:p>I feel sick today.</text:p>
          </table:table-cell>
          <table:table-cell office:value-type="string" office:value="彼女は体調を崩しています。">
            <text:p>彼女は体調を崩しています。</text:p>
          </table:table-cell>
          <table:table-cell office:value-type="string" office:value="かのじょ は たいちょう を くずして います。">
            <text:p>かのじょ は たいちょう を くずして います。</text:p>
          </table:table-cell>
          <table:table-cell office:value-type="string" office:value="She is under the weather.">
            <text:p>She is under the weather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</table:table-row>
        <table:table-row>
          <table:table-cell office:value-type="string" office:value="付き合う">
            <text:p>付き合う</text:p>
          </table:table-cell>
          <table:table-cell office:value-type="string" office:value="つきあう">
            <text:p>つきあう</text:p>
          </table:table-cell>
          <table:table-cell office:value-type="string" office:value="socialize with, see (someone)">
            <text:p>socialize with, see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と4年ほど付き合っています。">
            <text:p>彼女と4年ほど付き合っています。</text:p>
          </table:table-cell>
          <table:table-cell office:value-type="string" office:value="かのじょ と 4 ねん ほど つきあって います。">
            <text:p>かのじょ と 4 ねん ほど つきあって います。</text:p>
          </table:table-cell>
          <table:table-cell office:value-type="string" office:value="I've been seeing her for 4 years now.">
            <text:p>I've been seeing her for 4 year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ョッピング">
            <text:p>ショッピング</text:p>
          </table:table-cell>
          <table:table-cell office:value-type="string" office:value="ショッピング">
            <text:p>ショッピング</text:p>
          </table:table-cell>
          <table:table-cell office:value-type="string" office:value="shopping">
            <text:p>shopp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いちばんの楽しみはショッピングです。">
            <text:p>彼女のいちばんの楽しみはショッピングです。</text:p>
          </table:table-cell>
          <table:table-cell office:value-type="string" office:value="かのじょ の いちばん の たのしみ は ショッピング です。">
            <text:p>かのじょ の いちばん の たのしみ は ショッピング です。</text:p>
          </table:table-cell>
          <table:table-cell office:value-type="string" office:value="Her greatest pleasure is shopping.">
            <text:p>Her greatest pleasure is shopp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り">
            <text:p>あり</text:p>
          </table:table-cell>
          <table:table-cell office:value-type="string" office:value="あり">
            <text:p>あり</text:p>
          </table:table-cell>
          <table:table-cell office:value-type="string" office:value="ant">
            <text:p>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りの群れが砂糖にたかっている。">
            <text:p>ありの群れが砂糖にたかっている。</text:p>
          </table:table-cell>
          <table:table-cell office:value-type="string" office:value="あり の むれ が さとう に たかって いる。">
            <text:p>あり の むれ が さとう に たかって いる。</text:p>
          </table:table-cell>
          <table:table-cell office:value-type="string" office:value="A swarm of ants is on the sugar.">
            <text:p>A swarm of ants is on the su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悪">
            <text:p>最悪</text:p>
          </table:table-cell>
          <table:table-cell office:value-type="string" office:value="さいあく">
            <text:p>さいあく</text:p>
          </table:table-cell>
          <table:table-cell office:value-type="string" office:value="worst">
            <text:p>wo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とか最悪の事態を避けることができました。">
            <text:p>何とか最悪の事態を避けることができました。</text:p>
          </table:table-cell>
          <table:table-cell office:value-type="string" office:value="なんとか さいあく の じたい を さける こと が できました。">
            <text:p>なんとか さいあく の じたい を さける こと が できました。</text:p>
          </table:table-cell>
          <table:table-cell office:value-type="string" office:value="We somehow managed to avert the worst-case scenario.">
            <text:p>We somehow managed to avert the worst-case scenar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える">
            <text:p>かえる</text:p>
          </table:table-cell>
          <table:table-cell office:value-type="string" office:value="かえる">
            <text:p>かえる</text:p>
          </table:table-cell>
          <table:table-cell office:value-type="string" office:value="frog">
            <text:p>fro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田んぼの中でかえるが合唱している。">
            <text:p>田んぼの中でかえるが合唱している。</text:p>
          </table:table-cell>
          <table:table-cell office:value-type="string" office:value="たんぼ の なか で かえる が がっしょう して いる。">
            <text:p>たんぼ の なか で かえる が がっしょう して いる。</text:p>
          </table:table-cell>
          <table:table-cell office:value-type="string" office:value="Frogs in the rice field are croaking in chorus.">
            <text:p>Frogs in the rice field are croaking in chor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じさん">
            <text:p>おじさん</text:p>
          </table:table-cell>
          <table:table-cell office:value-type="string" office:value="おじさん">
            <text:p>おじさん</text:p>
          </table:table-cell>
          <table:table-cell office:value-type="string" office:value="Mister, middle-aged man">
            <text:p>Mister, middle-aged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そこで隣のおじさんに会ったよ。">
            <text:p>今そこで隣のおじさんに会ったよ。</text:p>
          </table:table-cell>
          <table:table-cell office:value-type="string" office:value="いま そこ で となり の おじさん に あった よ。">
            <text:p>いま そこ で となり の おじさん に あった よ。</text:p>
          </table:table-cell>
          <table:table-cell office:value-type="string" office:value="I just met the man next door.">
            <text:p>I just met the man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得">
            <text:p>得</text:p>
          </table:table-cell>
          <table:table-cell office:value-type="string" office:value="とく">
            <text:p>とく</text:p>
          </table:table-cell>
          <table:table-cell office:value-type="string" office:value="advantage, gain">
            <text:p>advantage, ga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車を今買うとお得ですよ。">
            <text:p>この車を今買うとお得ですよ。</text:p>
          </table:table-cell>
          <table:table-cell office:value-type="string" office:value="この くるま を いま かう と おとく です よ。">
            <text:p>この くるま を いま かう と おとく です よ。</text:p>
          </table:table-cell>
          <table:table-cell office:value-type="string" office:value="There's a special offer on this car if you buy it now.">
            <text:p>There's a special offer on this car if you buy i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7">
            <text:p>207</text:p>
          </table:table-cell>
          <table:table-cell office:value-type="string" office:value="208">
            <text:p>2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掴む">
            <text:p>掴む</text:p>
          </table:table-cell>
          <table:table-cell office:value-type="string" office:value="つかむ">
            <text:p>つかむ</text:p>
          </table:table-cell>
          <table:table-cell office:value-type="string" office:value="grip, grab">
            <text:p>grip, grab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が僕の手を掴みました。">
            <text:p>彼女が僕の手を掴みました。</text:p>
          </table:table-cell>
          <table:table-cell office:value-type="string" office:value="かのじょ が ぼく の て を つかみました。">
            <text:p>かのじょ が ぼく の て を つかみました。</text:p>
          </table:table-cell>
          <table:table-cell office:value-type="string" office:value="She gripped my hand.">
            <text:p>She gripped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り合い">
            <text:p>知り合い</text:p>
          </table:table-cell>
          <table:table-cell office:value-type="string" office:value="しりあい">
            <text:p>しりあい</text:p>
          </table:table-cell>
          <table:table-cell office:value-type="string" office:value="acquaintance (colloquial)">
            <text:p>acquaintanc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街で知り合いを見かけたよ。">
            <text:p>街で知り合いを見かけたよ。</text:p>
          </table:table-cell>
          <table:table-cell office:value-type="string" office:value="まち で しりあい を みかけた よ。">
            <text:p>まち で しりあい を みかけた よ。</text:p>
          </table:table-cell>
          <table:table-cell office:value-type="string" office:value="I saw an acquaintance in town.">
            <text:p>I saw an acquaintance in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ペース">
            <text:p>ペース</text:p>
          </table:table-cell>
          <table:table-cell office:value-type="string" office:value="ペース">
            <text:p>ペース</text:p>
          </table:table-cell>
          <table:table-cell office:value-type="string" office:value="pace">
            <text:p>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速いペースで走っているね。">
            <text:p>彼はとても速いペースで走っているね。</text:p>
          </table:table-cell>
          <table:table-cell office:value-type="string" office:value="かれ は とても はやい ペース で はしって いる ね。">
            <text:p>かれ は とても はやい ペース で はしって いる ね。</text:p>
          </table:table-cell>
          <table:table-cell office:value-type="string" office:value="He's running at a very fast pace.">
            <text:p>He's running at a very fast 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3">
            <text:p>213</text:p>
          </table:table-cell>
          <table:table-cell office:value-type="string" office:value="214">
            <text:p>2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成">
            <text:p>作成</text:p>
          </table:table-cell>
          <table:table-cell office:value-type="string" office:value="さくせい">
            <text:p>さくせい</text:p>
          </table:table-cell>
          <table:table-cell office:value-type="string" office:value="to produce, to make">
            <text:p>to produce, to mak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までに必要な書類を作成してください。">
            <text:p>明日までに必要な書類を作成してください。</text:p>
          </table:table-cell>
          <table:table-cell office:value-type="string" office:value="あす まで に ひつような しょるい を さくせい して ください。">
            <text:p>あす まで に ひつような しょるい を さくせい して ください。</text:p>
          </table:table-cell>
          <table:table-cell office:value-type="string" office:value="Please make the necessary documents by tomorrow.">
            <text:p>Please make the necessary documents b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成">
            <text:p>作成</text:p>
          </table:table-cell>
          <table:table-cell office:value-type="string" office:value="さくせい">
            <text:p>さくせい</text:p>
          </table:table-cell>
          <table:table-cell office:value-type="string" office:value="to produce, to make">
            <text:p>to produce, to mak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までに必要な書類を作成してください。">
            <text:p>明日までに必要な書類を作成してください。</text:p>
          </table:table-cell>
          <table:table-cell office:value-type="string" office:value="あす まで に ひつような しょるい を さくせい して ください。">
            <text:p>あす まで に ひつような しょるい を さくせい して ください。</text:p>
          </table:table-cell>
          <table:table-cell office:value-type="string" office:value="Please make the necessary documents by tomorrow.">
            <text:p>Please make the necessary documents b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